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a8743" officeooo:paragraph-rsid="001a8743"/>
    </style:style>
    <style:style style:name="P3" style:family="paragraph" style:parent-style-name="Standard">
      <style:text-properties fo:color="#069a2e" loext:opacity="100%" officeooo:rsid="001a06a7"/>
    </style:style>
    <style:style style:name="P4" style:family="paragraph" style:parent-style-name="Standard">
      <style:text-properties fo:color="#069a2e" loext:opacity="100%" officeooo:rsid="001ee063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officeooo:rsid="00220fe2" officeooo:paragraph-rsid="00220fe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06a7"/>
    </style:style>
    <style:style style:name="T3" style:family="text">
      <style:text-properties fo:color="#069a2e" loext:opacity="100%"/>
    </style:style>
    <style:style style:name="T4" style:family="text">
      <style:text-properties fo:color="#069a2e" loext:opacity="100%" officeooo:rsid="001a06a7"/>
    </style:style>
    <style:style style:name="T5" style:family="text">
      <style:text-properties fo:color="#069a2e" loext:opacity="100%" officeooo:rsid="001a8743"/>
    </style:style>
    <style:style style:name="T6" style:family="text">
      <style:text-properties fo:color="#069a2e" loext:opacity="100%" officeooo:rsid="001b91b2"/>
    </style:style>
    <style:style style:name="T7" style:family="text">
      <style:text-properties fo:color="#069a2e" loext:opacity="100%" officeooo:rsid="001c63ed"/>
    </style:style>
    <style:style style:name="T8" style:family="text">
      <style:text-properties fo:color="#069a2e" loext:opacity="100%" officeooo:rsid="001caa94"/>
    </style:style>
    <style:style style:name="T9" style:family="text">
      <style:text-properties fo:color="#069a2e" loext:opacity="100%" fo:font-weight="bold" style:font-weight-asian="bold" style:font-weight-complex="bold"/>
    </style:style>
    <style:style style:name="T10" style:family="text">
      <style:text-properties fo:color="#069a2e" loext:opacity="100%" officeooo:rsid="001ee063"/>
    </style:style>
    <style:style style:name="T11" style:family="text">
      <style:text-properties fo:color="#069a2e" loext:opacity="100%" officeooo:rsid="0020a505"/>
    </style:style>
    <style:style style:name="T12" style:family="text">
      <style:text-properties officeooo:rsid="002392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mencement speech¹ by Steve Jobs for graduates of Stanford University (Stanford is a town not far from San Francisco in California). Delivered on June 12th, 2005</text:p>
      <text:p text:style-name="P1">1.- Watch the first past and answer the questions:</text:p>
      <text:p text:style-name="Standard"><text:tab/>1. Has Steve Jobs ever graduated from college? (in the US, college = university)</text:p>
      <text:p text:style-name="Standard"><text:tab/><text:tab/><text:span text:style-name="T4">No, he droped out after 18 months</text:span></text:p>
      <text:p text:style-name="Standard"><text:tab/>2. What is he going to tell in his speech?</text:p>
      <text:p text:style-name="Standard"><text:tab/><text:tab/><text:span text:style-name="T4">Three stories of his life</text:span></text:p>
      <text:p text:style-name="P3"/>
      <text:p text:style-name="P1">2.- Before you watch the second part.</text:p>
      <text:p text:style-name="Standard"><text:tab/>3. What do you think the saying “connecting the dots” means?</text:p>
      <text:p text:style-name="Standard"><text:tab/><text:tab/><text:span text:style-name="T4">Connecting situations of his life</text:span></text:p>
      <text:p text:style-name="P1">3.- After you watch. Answer these questions:</text:p>
      <text:p text:style-name="Standard"><text:span text:style-name="T2">`</text:span>4. What was Jobs' biological mother's wish?</text:p>
      <text:p text:style-name="P2"><text:tab/><text:span text:style-name="T3">She wanted his son to be adopted by graduated parents</text:span></text:p>
      <text:p text:style-name="Standard"><text:tab/></text:p>
      <text:p text:style-name="Standard">5. What were his adoptive parents like? How did they fulfill the wish of his biological mother?</text:p>
      <text:p text:style-name="Standard"><text:tab/><text:span text:style-name="T5">His adoptive father had never graduated from high school and his adoptive mother had never <text:tab/>graduated from college.</text:span></text:p>
      <text:p text:style-name="Standard"><text:span text:style-name="T5"><text:tab/></text:span><text:span text:style-name="T6">They promised that Steve will go to college</text:span></text:p>
      <text:p text:style-name="Standard">6. Why did Steve drop out from college? Did it make him happier?</text:p>
      <text:p text:style-name="Standard"><text:tab/><text:span text:style-name="T6">College didn’t answer his most important questions, so he drop out of college, and had to <text:tab/>sleep at the floor of some friends room, </text:span></text:p>
      <text:p text:style-name="Standard">7. How did he save money while at college?</text:p>
      <text:p text:style-name="Standard"><text:tab/><text:span text:style-name="T7">He returned coke bottles for 0.05$</text:span></text:p>
      <text:p text:style-name="Standard"/>
      <text:p text:style-name="Standard">8. Which course did he take? Why?</text:p>
      <text:p text:style-name="Standard"><text:tab/><text:span text:style-name="T7">Caligraphy course, because he had free time and he loved it</text:span></text:p>
      <text:p text:style-name="Standard"/>
      <text:p text:style-name="Standard">9. How was this course useful?</text:p>
      <text:p text:style-name="Standard"><text:tab/><text:span text:style-name="T7">He designed Mac letter based on the caligraphy course he took.</text:span></text:p>
      <text:p text:style-name="Standard"/>
      <text:p text:style-name="P1">Before you watch the third part.</text:p>
      <text:p text:style-name="Standard">10. What do you know about Apple Company?</text:p>
      <text:p text:style-name="Standard"><text:tab/><text:span text:style-name="T8">Apple Company was created by Steve Jobs and Steve Wozniak, and this company growed in <text:tab/>a massive way</text:span></text:p>
      <text:p text:style-name="Standard"/>
      <text:p text:style-name="P1">After you watch. Choose the correct answer:</text:p>
      <text:p text:style-name="Standard"><text:tab/>11. Jobs and his partner started the company in his parents' <text:span text:style-name="T9">garage </text:span><text:span text:style-name="T1">/ flat / shop.</text:span></text:p>
      <text:p text:style-name="Standard"><text:tab/>12. When Jobs turned 30, he was <text:span text:style-name="T1">promoted / </text:span><text:span text:style-name="T9">fired</text:span><text:span text:style-name="T1"> / awarded a prize.</text:span></text:p>
      <text:p text:style-name="Standard"><text:tab/>13. After that he was <text:span text:style-name="T1">okay / </text:span><text:span text:style-name="T9">at a loss</text:span><text:span text:style-name="T1"> / happy to start over.</text:span></text:p>
      <text:p text:style-name="Standard"><text:tab/>14. The next few years were the most creative period of Jobs' life and he <text:span text:style-name="T1">started two new</text:span></text:p>
      <text:p text:style-name="P1"><text:tab/>companies / started Pixar / <text:span text:style-name="T3">started two new companies and got married.</text:span></text:p>
      <text:p text:style-name="Standard"><text:tab/>15. Steve Jobs returned to Apple because <text:span text:style-name="T1">he was invited again / </text:span><text:span text:style-name="T9">Apple bought one of his</text:span></text:p>
      <text:p text:style-name="P1"><text:span text:style-name="T3"><text:tab/>companies </text:span>/ he became rich and bought Apple.</text:p>
      <text:p text:style-name="Standard"><text:tab/>16. The main idea of this story is <text:span text:style-name="T1">never give up / </text:span><text:span text:style-name="T9">love what you do</text:span><text:span text:style-name="T1"> / when you lose <text:tab/>something, you'll always find something else.</text:span></text:p>
      <text:p text:style-name="P1"/>
      <text:p text:style-name="P1">Before you watch the final part:</text:p>
      <text:p text:style-name="Standard">17. Why do you think his third story is about death?</text:p>
      <text:p text:style-name="Standard"><text:tab/><text:span text:style-name="T10">Because he had cancer</text:span></text:p>
      <text:p text:style-name="P4"/>
      <text:p text:style-name="Standard"><text:tab/></text:p>
      <text:p text:style-name="Standard"><text:soft-page-break/>After you watch the final part, answer these questions:</text:p>
      <text:p text:style-name="Standard">18. What question does he ask himself every morning?</text:p>
      <text:p text:style-name="Standard"><text:tab/><text:span text:style-name="T10">If today were the last day of my life, would I want to do what I am about to do today</text:span></text:p>
      <text:p text:style-name="Standard">19. Why does he think the concept of death is important?</text:p>
      <text:p text:style-name="Standard"><text:tab/><text:span text:style-name="T10">Remembering that you are going to day is the best way to avoid the trap to thinking you <text:s/><text:tab/>have something to lose</text:span></text:p>
      <text:p text:style-name="Standard">20. What happened to him a year ago?</text:p>
      <text:p text:style-name="Standard"><text:tab/><text:span text:style-name="T10">He was diagnosed with a cancer</text:span></text:p>
      <text:p text:style-name="Standard">21. What was the Google of the 60s like? What was its name?</text:p>
      <text:p text:style-name="Standard"/>
      <text:p text:style-name="Standard">22. “Stay hungry. Stay foolish” – where do these words come from?</text:p>
      <text:p text:style-name="Standard"><text:tab/><text:span text:style-name="T11">He found on a magazin called The Whole Earth Catalog</text:span></text:p>
      <text:p text:style-name="Standard"/>
      <text:p text:style-name="Standard">23. What do you think is the message in these final words of the speech?</text:p>
      <text:p text:style-name="Standard"><text:tab/><text:span text:style-name="T11">I think he tries to encourage the youngers to never stop dreamin and trying to improve <text:tab/>themselves</text:span></text:p>
      <text:p text:style-name="P1">If you had to give a commencement speech today for students beginning bachillerato next year,</text:p>
      <text:p text:style-name="P1">what would you include in it? Write your own commencement speech.</text:p>
      <text:p text:style-name="P1"/>
      <text:p text:style-name="P6">Listen boys, this year you begin bachiller, don’t be scared it will be hard, but you are tough people for sure, this time in two years, you will have a diploma on your hands and you’ll be so happy for this.</text:p>
      <text:p text:style-name="P6">I hope you follow your dreams and make them real. <text:span text:style-name="T12">Probably some clases will be difficult</text:span></text:p>
      <text:p text:style-name="P6"/>
      <text:p text:style-name="Standard">¹ A commencement speech is an opportunity to share your experience, values and advice with graduates.</text:p>
      <text:p text:style-name="Standard">Videoclip source: https://www.youtube.com/watch?v=UF8uR6Z6KL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20:59:24.711270559</meta:creation-date>
    <dc:date>2021-09-24T21:19:36.189079550</dc:date>
    <meta:editing-duration>PT13M8S</meta:editing-duration>
    <meta:editing-cycles>4</meta:editing-cycles>
    <meta:generator>LibreOffice/7.2.0.4$Linux_X86_64 LibreOffice_project/ce769e3009755dcf0082844e386f5dca4c8ecb2f</meta:generator>
    <meta:document-statistic meta:table-count="0" meta:image-count="0" meta:object-count="0" meta:page-count="2" meta:paragraph-count="58" meta:word-count="689" meta:character-count="3743" meta:non-whitespace-character-count="3069"/>
  </office:meta>
</office:document-meta>
</file>